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ef2" style:font-weight-asian="normal" style:font-weight-complex="normal"/>
    </style:style>
    <style:style style:name="T3" style:family="text">
      <style:text-properties fo:font-weight="normal" officeooo:rsid="0006361b" style:font-weight-asian="normal" style:font-weight-complex="normal"/>
    </style:style>
    <style:style style:name="T4" style:family="text">
      <style:text-properties fo:font-weight="normal" officeooo:rsid="000a6646" style:font-weight-asian="normal" style:font-weight-complex="normal"/>
    </style:style>
    <style:style style:name="T5" style:family="text">
      <style:text-properties fo:font-weight="normal" officeooo:rsid="000c2097" style:font-weight-asian="normal" style:font-weight-complex="normal"/>
    </style:style>
    <style:style style:name="T6" style:family="text">
      <style:text-properties fo:font-weight="normal" officeooo:rsid="000d3225" style:font-weight-asian="normal" style:font-weight-complex="normal"/>
    </style:style>
    <style:style style:name="T7" style:family="text">
      <style:text-properties fo:font-weight="normal" officeooo:rsid="000fac6f" style:font-weight-asian="normal" style:font-weight-complex="normal"/>
    </style:style>
    <style:style style:name="T8" style:family="text">
      <style:text-properties fo:font-weight="normal" officeooo:rsid="00114b1e" style:font-weight-asian="normal" style:font-weight-complex="normal"/>
    </style:style>
    <style:style style:name="T9" style:family="text">
      <style:text-properties fo:font-weight="normal" officeooo:rsid="0012dd1c" style:font-weight-asian="normal" style:font-weight-complex="normal"/>
    </style:style>
    <style:style style:name="T10" style:family="text">
      <style:text-properties fo:font-weight="normal" officeooo:rsid="001491e1" style:font-weight-asian="normal" style:font-weight-complex="normal"/>
    </style:style>
    <style:style style:name="T11" style:family="text">
      <style:text-properties fo:font-weight="normal" officeooo:rsid="00165fbb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d3225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2dd1c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491e1" style:font-weight-asian="normal" style:font-weight-complex="normal"/>
    </style:style>
    <style:style style:name="T17" style:family="text">
      <style:text-properties officeooo:rsid="0002aef2"/>
    </style:style>
    <style:style style:name="T18" style:family="text">
      <style:text-properties officeooo:rsid="000769d2"/>
    </style:style>
    <style:style style:name="T19" style:family="text">
      <style:text-properties officeooo:rsid="0008f7ff"/>
    </style:style>
    <style:style style:name="T20" style:family="text">
      <style:text-properties officeooo:rsid="000a6646"/>
    </style:style>
    <style:style style:name="T21" style:family="text">
      <style:text-properties officeooo:rsid="000fac6f"/>
    </style:style>
    <style:style style:name="T22" style:family="text">
      <style:text-properties officeooo:rsid="00114b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owner</text:span><text:span text:style-name="T1">(</text:span><text:span text:style-name="T12">id</text:span><text:span text:style-name="T1">, t</text:span><text:span text:style-name="T4">ype</text:span><text:span text:style-name="T1">, </text:span><text:span text:style-name="T4">first_name</text:span><text:span text:style-name="T1">, </text:span><text:span text:style-name="T4">last_name</text:span><text:span text:style-name="T1">, nif, </text:span><text:span text:style-name="T4">address</text:span><text:span text:style-name="T1">, </text:span><text:span text:style-name="T5">zip</text:span><text:span text:style-name="T1">, </text:span><text:span text:style-name="T5">city</text:span><text:span text:style-name="T1">, provinc</text:span><text:span text:style-name="T5">e</text:span><text:span text:style-name="T1">, </text:span><text:span text:style-name="T5">phone</text:span><text:span text:style-name="T1">, email, </text:span><text:span text:style-name="T3">path_logo</text:span><text:span text:style-name="T1">)</text:span></text:p>
      <text:p text:style-name="P3"/>
      <text:p text:style-name="P1"><text:span text:style-name="T18">own_prop</text:span><text:span text:style-name="T1">(</text:span><text:span text:style-name="T14">owner</text:span><text:span text:style-name="T12">_</text:span><text:span text:style-name="T13">id</text:span><text:span text:style-name="T12">, </text:span><text:span text:style-name="T14">property</text:span><text:span text:style-name="T12">_</text:span><text:span text:style-name="T13">id</text:span><text:span text:style-name="T1">, p</text:span><text:span text:style-name="T6">ercent</text:span><text:span text:style-name="T1">_prop</text:span><text:span text:style-name="T6">erty</text:span><text:span text:style-name="T1">)</text:span></text:p>
      <text:p text:style-name="P3"/>
      <text:p text:style-name="P1"><text:span text:style-name="T18">property</text:span><text:span text:style-name="T1">(</text:span><text:span text:style-name="T12">id</text:span><text:span text:style-name="T1">, ca</text:span><text:span text:style-name="T6">d_ref</text:span><text:span text:style-name="T1">, </text:span><text:span text:style-name="T6">address</text:span><text:span text:style-name="T1">, </text:span><text:span text:style-name="T6">zip</text:span><text:span text:style-name="T1">, </text:span><text:span text:style-name="T6">city</text:span><text:span text:style-name="T1">, province, </text:span><text:span text:style-name="T8">max_guests</text:span><text:span text:style-name="T1">, s</text:span><text:span text:style-name="T7">ize</text:span><text:span text:style-name="T1">, </text:span><text:span text:style-name="T8">bedrooms</text:span><text:span text:style-name="T1">, </text:span><text:span text:style-name="T8">baths</text:span><text:span text:style-name="T1">, descrip</text:span><text:span text:style-name="T8">ti</text:span><text:span text:style-name="T1">on)</text:span></text:p>
      <text:p text:style-name="P4"/>
      <text:p text:style-name="P1"><text:span text:style-name="T18">ph</text:span>oto<text:span text:style-name="T1">(</text:span><text:span text:style-name="T12">path, </text:span><text:span text:style-name="T15">property</text:span><text:span text:style-name="T12">_</text:span><text:span text:style-name="T13">id</text:span><text:span text:style-name="T1">)</text:span></text:p>
      <text:p text:style-name="P4"/>
      <text:p text:style-name="P1"><text:span text:style-name="T17">p</text:span>r<text:span text:style-name="T19">ice</text:span><text:span text:style-name="T1">(</text:span><text:span text:style-name="T12">id, </text:span><text:span text:style-name="T15">property</text:span><text:span text:style-name="T12">_</text:span><text:span text:style-name="T13">id</text:span><text:span text:style-name="T1">,</text:span><text:span text:style-name="T8">booktype</text:span><text:span text:style-name="T1">_</text:span><text:span text:style-name="T2">id</text:span><text:span text:style-name="T1">,pr</text:span><text:span text:style-name="T10">ice</text:span><text:span text:style-name="T1">, </text:span><text:span text:style-name="T10">start_date</text:span><text:span text:style-name="T1">, </text:span><text:span text:style-name="T10">end_date</text:span><text:span text:style-name="T1">, t</text:span><text:span text:style-name="T10">ype</text:span><text:span text:style-name="T1">)</text:span></text:p>
      <text:p text:style-name="P4"/>
      <text:p text:style-name="P1"><text:span text:style-name="T21">book</text:span><text:span text:style-name="T22">type</text:span><text:span text:style-name="T1">(</text:span><text:span text:style-name="T12">id</text:span><text:span text:style-name="T1">, t</text:span><text:span text:style-name="T8">ype</text:span><text:span text:style-name="T1">, name)</text:span></text:p>
      <text:p text:style-name="P4"/>
      <text:p text:style-name="P2"><text:span text:style-name="T21">book</text:span><text:span text:style-name="T1">(</text:span><text:span text:style-name="T16">property</text:span><text:span text:style-name="T12">_</text:span><text:span text:style-name="T13">id</text:span><text:span text:style-name="T12">, </text:span><text:span text:style-name="T16">guest</text:span><text:span text:style-name="T12">_</text:span><text:span text:style-name="T13">id</text:span><text:span text:style-name="T12">, </text:span><text:span text:style-name="T16">booktype</text:span><text:span text:style-name="T12">_</text:span><text:span text:style-name="T13">id</text:span><text:span text:style-name="T1">, </text:span><text:span text:style-name="T9">status</text:span><text:span text:style-name="T1">, </text:span><text:span text:style-name="T9">checkin</text:span><text:span text:style-name="T1">, </text:span><text:span text:style-name="T9">checkout</text:span><text:span text:style-name="T1">)</text:span></text:p>
      <text:p text:style-name="P5"/>
      <text:p text:style-name="P2"><text:span text:style-name="T20">prop</text:span>_<text:span text:style-name="T21">book</text:span><text:span text:style-name="T22">type</text:span><text:span text:style-name="T1">(</text:span><text:span text:style-name="T16">property</text:span><text:span text:style-name="T12">_</text:span><text:span text:style-name="T13">id</text:span><text:span text:style-name="T12">, </text:span><text:span text:style-name="T16">booktype</text:span><text:span text:style-name="T12">_</text:span><text:span text:style-name="T13">id</text:span><text:span text:style-name="T12">,</text:span><text:span text:style-name="T1"> </text:span><text:span text:style-name="T11">start_date</text:span><text:span text:style-name="T1">, </text:span><text:span text:style-name="T11">end_date</text:span><text:span text:style-name="T1">, url)</text:span></text:p>
      <text:p text:style-name="P6"/>
      <text:p text:style-name="P2"><text:span text:style-name="T20">guest</text:span><text:span text:style-name="T1">(</text:span><text:span text:style-name="T12">id</text:span><text:span text:style-name="T1">, first_name, last_name, nif, address, zip, city, province, phone, email, </text:span><text:span text:style-name="T11">rating</text:span><text:span text:style-name="T1">, com</text:span><text:span text:style-name="T11">ments</text:span><text:span text:style-name="T1">)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1T00:37:12.693000000</dc:date>
    <dc:creator>Juan Manuel Cardeso García</dc:creator>
    <meta:editing-duration>PT52M40S</meta:editing-duration>
    <meta:editing-cycles>8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9" meta:word-count="59" meta:character-count="594" meta:non-whitespace-character-count="544"/>
  </office:meta>
</office:document-meta>
</file>